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weight="bold" officeooo:rsid="00008c97" officeooo:paragraph-rsid="00008c97" style:font-size-asian="13.1000003814697pt" style:font-weight-asian="bold" style:font-size-complex="15pt" style:font-weight-complex="bold"/>
    </style:style>
    <style:style style:name="P2" style:family="paragraph" style:parent-style-name="Preformatted_20_Text">
      <style:text-properties fo:font-size="15pt" fo:font-weight="normal" officeooo:rsid="00008c97" officeooo:paragraph-rsid="00008c97" style:font-size-asian="13.1000003814697pt" style:font-weight-asian="normal" style:font-size-complex="15pt" style:font-weight-complex="normal"/>
    </style:style>
    <style:style style:name="P3" style:family="paragraph" style:parent-style-name="Preformatted_20_Text">
      <style:text-properties fo:font-size="15pt" fo:font-weight="normal" officeooo:rsid="0001fb3d" officeooo:paragraph-rsid="0001fb3d" style:font-size-asian="13.1000003814697pt" style:font-weight-asian="normal" style:font-size-complex="15pt" style:font-weight-complex="normal"/>
    </style:style>
    <style:style style:name="P4" style:family="paragraph" style:parent-style-name="Preformatted_20_Text">
      <style:text-properties fo:font-size="24pt" fo:font-weight="bold" officeooo:rsid="00008c97" officeooo:paragraph-rsid="00008c97" style:font-size-asian="24pt" style:font-weight-asian="bold" style:font-size-complex="24pt" style:font-weight-complex="bold"/>
    </style:style>
    <style:style style:name="P5" style:family="paragraph" style:parent-style-name="Preformatted_20_Text">
      <style:text-properties fo:font-size="24pt" fo:font-weight="bold" officeooo:rsid="0011f442" officeooo:paragraph-rsid="0011f442" style:font-size-asian="24pt" style:font-weight-asian="bold" style:font-size-complex="24pt" style:font-weight-complex="bold"/>
    </style:style>
    <style:style style:name="P6" style:family="paragraph" style:parent-style-name="Preformatted_20_Text">
      <style:text-properties fo:font-size="15pt" fo:font-weight="normal" officeooo:rsid="0001fb3d" officeooo:paragraph-rsid="0001fb3d" style:font-size-asian="13.1000003814697pt" style:font-weight-asian="normal" style:font-size-complex="15pt" style:font-weight-complex="normal"/>
    </style:style>
    <style:style style:name="P7" style:family="paragraph" style:parent-style-name="Preformatted_20_Text">
      <style:text-properties fo:font-size="15pt" fo:font-weight="normal" officeooo:rsid="0011f442" officeooo:paragraph-rsid="0011f442" style:font-size-asian="13.1000003814697pt" style:font-weight-asian="normal" style:font-size-complex="15pt" style:font-weight-complex="normal"/>
    </style:style>
    <style:style style:name="T1" style:family="text">
      <style:text-properties officeooo:rsid="0001fb3d"/>
    </style:style>
    <style:style style:name="T2" style:family="text">
      <style:text-properties officeooo:rsid="0011f4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rection of Movement based on task 2</text:p>
      <text:p text:style-name="P4"/>
      <text:p text:style-name="P1">Compilation :</text:p>
      <text:p text:style-name="P1"><text:tab/></text:p>
      <text:p text:style-name="P2">1) Create a catkin workspace</text:p>
      <text:p text:style-name="P2"/>
      <text:p text:style-name="P2">2) Copy the enitre <text:span text:style-name="T2">task_3</text:span> Directory present in src/ to your catkin_workspace/src directory</text:p>
      <text:p text:style-name="P2"/>
      <text:p text:style-name="P2">3) Build the package using catkin_make from the workspace directory</text:p>
      <text:p text:style-name="P2"/>
      <text:p text:style-name="P1">Note :</text:p>
      <text:p text:style-name="P1"/>
      <text:p text:style-name="P3">1) rosrun <text:span text:style-name="T2">task_3</text:span> <text:span text:style-name="T2">Task3</text:span>_client – To run the client</text:p>
      <text:p text:style-name="P3"/>
      <text:p text:style-name="P3">2) rosrun <text:span text:style-name="T2">task_3</text:span> <text:span text:style-name="T2">Task3</text:span>_<text:span text:style-name="T2">server</text:span> – To run the server</text:p>
      <text:p text:style-name="P1"/>
      <text:p text:style-name="P3">3) <text:s/>rostopic echo /<text:span text:style-name="T2">task3</text:span>/feedback – To get the feedback status (Server name is <text:span text:style-name="T2">task3</text:span>) and similarly for result.</text:p>
      <text:p text:style-name="P2"/>
      <text:p text:style-name="P7">4) The code from Task 2 is used here in the client code. Extra lines of code added wherever commented</text:p>
      <text:p text:style-name="P7"/>
      <text:p text:style-name="P7">5) server returns only the direction of rotation and movement dire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0T23:13:18.148146469</dc:date>
    <meta:editing-duration>PT5M8S</meta:editing-duration>
    <meta:editing-cycles>1</meta:editing-cycles>
    <meta:document-statistic meta:table-count="0" meta:image-count="0" meta:object-count="0" meta:page-count="1" meta:paragraph-count="12" meta:word-count="103" meta:character-count="623" meta:non-whitespace-character-count="526"/>
    <meta:generator>LibreOffice/6.0.7.3$Linux_X86_64 LibreOffice_project/00m0$Build-3</meta:generator>
  </office:meta>
</office:document-meta>
</file>